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0221e" officeooo:paragraph-rsid="0010221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text-properties fo:color="#0000ff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.499cm" style:contextual-spacing="false"/>
      <style:text-properties fo:color="#000000"/>
    </style:style>
    <style:style style:name="T1" style:family="text">
      <style:text-properties fo:font-size="13.5pt"/>
    </style:style>
    <style:style style:name="T2" style:family="text">
      <style:text-properties style:font-size-asian="13.5pt"/>
    </style:style>
    <style:style style:name="T3" style:family="text">
      <style:text-properties fo:color="#0000ff"/>
    </style:style>
    <style:style style:name="T4" style:family="text">
      <style:text-properties fo:color="#000000"/>
    </style:style>
    <style:style style:name="T5" style:family="text">
      <style:text-properties fo:color="#800000"/>
    </style:style>
    <style:style style:name="T6" style:family="text">
      <style:text-properties fo:color="#80008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blog.csdn.net/fyq891014/article/details/17360245">centos6.4下安装mysql </text:a></text:h>
      <text:p text:style-name="Text_20_body"/>
      <text:p text:style-name="P1"><text:a xlink:type="simple" xlink:href="http://blog.csdn.net/fyq891014/article/details/17360245">http://blog.csdn.net/fyq891014/article/details/17360245</text:a></text:p>
      <text:p text:style-name="P1"/>
      <text:p text:style-name="P1"/>
      <text:p text:style-name="P2">分类： <text:a xlink:type="simple" xlink:href="http://blog.csdn.net/fyq891014/article/category/1807347">Linux</text:a> 2013-12-16 20:42 6551人阅读 <text:a xlink:type="simple" xlink:href="http://blog.csdn.net/fyq891014/article/details/17360245#comments">评论</text:a>(0) <text:a xlink:type="simple" xlink:href="javascript:void(0);">收藏</text:a> <text:a xlink:type="simple" xlink:href="http://blog.csdn.net/fyq891014/article/details/17360245#report">举报</text:a> </text:p>
      <text:section text:style-name="Sect1" text:name="article_content">
        <text:p text:style-name="Text_20_body"><text:span text:style-name="Strong_20_Emphasis"><text:span text:style-name="T2">一、</text:span></text:span><text:span text:style-name="Strong_20_Emphasis"><text:span text:style-name="T1">mysql</text:span></text:span><text:span text:style-name="Strong_20_Emphasis"><text:span text:style-name="T2">简介</text:span></text:span></text:p>
        <text:p text:style-name="Text_20_body">说到数据库，我们大多想到的是关系型数据库，比如mysql、oracle、sqlserver等等，这些数据库软件在windows上安装都非常 的方便，在Linux上如果要安装数据库，咱不得不首先推荐的是mysql数据库了，而且Mysql数据库的第一个版本就是发行在Linux系统上的。</text:p>
        <text:p text:style-name="Text_20_body">MySQL是一个关系型数据库管理系统，由瑞典MySQL AB公司开发，目前属于Oracle公司。MySQL是一种关联数据库管理系统，关联数据库将数据保存在不同的表中，而不是将所有数据放在一个大仓库内， 这样就增加了速度并提高了灵活性。MySQL的SQL语言是用于访问数据库的最常用标准化语言。MySQL软件采用了双授权政策（本词条“授权政策”）， 它分为社区版和商业版，由于其体积小、速度快、总体拥有成本低，尤其是开放源码这一特点，一般中小型网站的开发都选择MySQL作为网站数据库。由于其社 区版的性能卓越，搭配PHP和Apache可组成良好的开发环境。</text:p>
        <text:p text:style-name="Text_20_body">在Linux上安装mysql数据库，我们可以去其官网上下载mysql数据库的rpm包，<text:a xlink:type="simple" xlink:href="http://dev.mysql.com/downloads/mysql/5.6.html#downloads" office:target-frame-name="_blank" xlink:show="new">http://dev.mysql.com/downloads/mysql/5.6.html#downloads</text:a>，大家可以根据自己的操作系统去下载对应的数据库文件，目前最新的版本是5.6.10了。</text:p>
        <text:p text:style-name="Text_20_body">在这里我是通过yum来进行mysql数据库的安装的，通过这种方式进行安装，可以将跟mysql相关的一些服务、jar包都给我们安装好，所以省去了很多不必要的麻烦！！！</text:p>
        <text:p text:style-name="Text_20_body"><text:span text:style-name="Strong_20_Emphasis"><text:span text:style-name="T2">二、卸载掉原有</text:span></text:span><text:span text:style-name="Strong_20_Emphasis"><text:span text:style-name="T1">mysql</text:span></text:span></text:p>
        <text:p text:style-name="Text_20_body">因为mysql数据库在Linux上实在是太流行了，所以目前下载的主流Linux系统版本基本上都集成了mysql数据库在里面，我们可以通过如下命令来查看我们的操作系统上是否已经安装了mysql数据库</text:p>
        <text:p text:style-name="P5">[root@xiaoluo ~]# rpm -qa | <text:span text:style-name="T3">grep</text:span> mysql　　// 这个命令就会查看该操作系统上是否已经安装了mysql数据库</text:p>
        <text:p text:style-name="Text_20_body">有的话，我们就通过 rpm -e 命令 或者 rpm -e --nodeps 命令来卸载掉</text:p>
        <text:p text:style-name="Preformatted_20_Text">[root@xiaoluo ~]# rpm -<text:span text:style-name="T4">e mysql　　// </text:span><text:span text:style-name="T3">普通删除模式</text:span></text:p>
        <text:p text:style-name="P5"><text:span text:style-name="T4">[root@xiaoluo </text:span>~]# rpm -e --nodeps mysql　　// <text:span text:style-name="T3">强力删除模式，如果使用上面命令删除时，提示有依赖的其它文件，则用该命令可以对其进行强力删除</text:span></text:p>
        <text:p text:style-name="Text_20_body">在删除完以后我们可以通过 rpm -qa | grep mysql 命令来查看mysql是否已经卸载成功！！</text:p>
        <text:p text:style-name="Text_20_body"><text:span text:style-name="Strong_20_Emphasis"><text:span text:style-name="T2">三、通过</text:span></text:span><text:span text:style-name="Strong_20_Emphasis"><text:span text:style-name="T1">yum</text:span></text:span><text:span text:style-name="Strong_20_Emphasis"><text:span text:style-name="T2">来进行</text:span></text:span><text:span text:style-name="Strong_20_Emphasis"><text:span text:style-name="T1">mysql</text:span></text:span><text:span text:style-name="Strong_20_Emphasis"><text:span text:style-name="T2">的安装</text:span></text:span></text:p>
        <text:p text:style-name="Text_20_body">我是通过yum的方式来进行mysql的数据库安装，首先我们可以输入 yum list | grep mysql 命令来查看yum上提供的mysql数据库可下载的版本：</text:p>
        <text:p text:style-name="P5">[root@xiaoluo ~]# <text:span text:style-name="T3">yum</text:span> list | <text:span text:style-name="T3">grep</text:span> mysql</text:p>
        <text:p text:style-name="Text_20_body">就可以得到yum服务器上mysql数据库的可下载版本信息：</text:p>
        <text:p text:style-name="Text_20_body"> </text:p>
        <text:p text:style-name="Text_20_body"><text:soft-page-break/><draw:frame draw:style-name="fr1" draw:name="图形1" text:anchor-type="as-char" svg:width="17.436cm" svg:height="12.277cm" draw:z-index="0"><draw:image xlink:href="http://images.cnitblog.com/blog/432441/201304/06234702-6db80283f59c4ad1a649f814d9cbd861.jpg" xlink:type="simple" xlink:show="embed" xlink:actuate="onLoad"/></draw:frame></text:p>
        <text:p text:style-name="Text_20_body"> </text:p>
        <text:p text:style-name="Text_20_body">然后我们可以通过输入<text:span text:style-name="T3"> yum install -y mysql-server mysql mysql-devel</text:span> 命令将mysql mysql-server mysql-devel都安装好(<text:span text:style-name="Strong_20_Emphasis">注意:安装mysql时我们并不是安装了mysql客户端就相当于安装好了mysql数据库了，我们还需要安装mysql-server服务端才行</text:span>)</text:p>
        <text:p text:style-name="Text_20_body"> </text:p>
        <text:p text:style-name="P5">[root@xiaoluo ~]# <text:span text:style-name="T3">yum</text:span> <text:span text:style-name="T3">install</text:span> -y mysql-server mysql mysql-deve</text:p>
        <text:p text:style-name="Text_20_body"> </text:p>
        <text:p text:style-name="Text_20_body">在等待了一番时间后，yum会帮我们选择好安装mysql数据库所需要的软件以及其它附属的一些软件</text:p>
        <text:p text:style-name="Text_20_body"> </text:p>
        <text:p text:style-name="Text_20_body"><text:soft-page-break/><draw:frame draw:style-name="fr1" draw:name="图形2" text:anchor-type="as-char" svg:width="17.224cm" svg:height="8.281cm" draw:z-index="1"><draw:image xlink:href="http://images.cnitblog.com/blog/432441/201304/06235302-218eb7ac0ae045319426b230c8bd4c1a.jpg" xlink:type="simple" xlink:show="embed" xlink:actuate="onLoad"/></draw:frame></text:p>
        <text:p text:style-name="Text_20_body"> </text:p>
        <text:p text:style-name="Text_20_body">我们发现，通过yum方式安装mysql数据库省去了很多没必要的麻烦，当出现下面的结果时，就代表mysql数据库安装成功了</text:p>
        <text:p text:style-name="Text_20_body"> </text:p>
        <text:p text:style-name="Text_20_body"><draw:frame draw:style-name="fr1" draw:name="图形3" text:anchor-type="as-char" svg:width="17.568cm" svg:height="8.334cm" draw:z-index="2"><draw:image xlink:href="http://images.cnitblog.com/blog/432441/201304/06235745-91b403a8bb32407696f2a007c6a854a3.jpg" xlink:type="simple" xlink:show="embed" xlink:actuate="onLoad"/></draw:frame></text:p>
        <text:p text:style-name="Text_20_body"> </text:p>
        <text:p text:style-name="Text_20_body">此时我们可以通过如下命令，查看刚安装好的mysql-server的版本</text:p>
        <text:p text:style-name="Text_20_body"> </text:p>
        <text:p text:style-name="P5">[root@xiaoluo ~]# rpm -qi mysql-server</text:p>
        <text:p text:style-name="Text_20_body"> </text:p>
        <text:p text:style-name="Text_20_body">我们安装的mysql-server并不是最新版本，如果你想尝试最新版本，那就去mysql官网下载rpm包安装就行了，至此我们的mysql数据库已经安装完成了。</text:p>
        <text:p text:style-name="Text_20_body"><text:span text:style-name="Strong_20_Emphasis"><text:span text:style-name="T2">四、</text:span></text:span><text:span text:style-name="Strong_20_Emphasis"><text:span text:style-name="T1">mysql</text:span></text:span><text:span text:style-name="Strong_20_Emphasis"><text:span text:style-name="T2">数据库的初始化及相关配置</text:span></text:span></text:p>
        <text:p text:style-name="Text_20_body">我们在安装完mysql数据库以后，会发现会多出一个mysqld的服务，这个就是咱们的数据库服务，我<text:soft-page-break/>们通过输入 <text:span text:style-name="T3">service mysqld start</text:span> 命令就可以启动我们的mysql服务。</text:p>
        <text:p text:style-name="Text_20_body"><text:span text:style-name="Strong_20_Emphasis">注意</text:span>：如果我们是第一次启动mysql服务，mysql服务器首先会进行初始化的配置，如：</text:p>
        <text:p text:style-name="Text_20_body"><draw:frame draw:style-name="fr1" draw:name="图形4" text:anchor-type="as-char" svg:width="0.529cm" svg:height="0.529cm" draw:z-index="3"><draw:image xlink:href="http://common.cnblogs.com/images/copycode.gif" xlink:type="simple" xlink:show="embed" xlink:actuate="onLoad"/><svg:title>复制代码</svg:title></draw:frame></text:p>
        <text:p text:style-name="Preformatted_20_Text">[root@xiaoluo ~<text:span text:style-name="T4">]# </text:span><text:span text:style-name="Strong_20_Emphasis"><text:span text:style-name="T3">service mysqld start</text:span></text:span></text:p>
        <text:p text:style-name="Preformatted_20_Text"/>
        <text:p text:style-name="Preformatted_20_Text"><text:span text:style-name="T4">初始化 MySQL 数据库： WARNING: The host </text:span><text:span text:style-name="T5">'xiaoluo'</text:span><text:span text:style-name="T4"> could not be looked up with resolveip.</text:span></text:p>
        <text:p text:style-name="Preformatted_20_Text"><text:span text:style-name="T4">This probably means that your libc libraries are not </text:span><text:span text:style-name="T6">100</text:span> %<text:span text:style-name="T4"> compatible</text:span></text:p>
        <text:p text:style-name="P3">with this binary MySQL version. The MySQL daemon, mysqld, should work</text:p>
        <text:p text:style-name="P3">normally with the exception that host name resolving will not work.</text:p>
        <text:p text:style-name="P3">This means that you should use IP addresses instead of hostnames</text:p>
        <text:p text:style-name="Preformatted_20_Text"><text:span text:style-name="T4">when specifying MySQL privileges </text:span>!</text:p>
        <text:p text:style-name="P3">Installing MySQL system tables...</text:p>
        <text:p text:style-name="P3">OK</text:p>
        <text:p text:style-name="P3">Filling help tables...</text:p>
        <text:p text:style-name="P3">OK</text:p>
        <text:p text:style-name="Preformatted_20_Text"/>
        <text:p text:style-name="Preformatted_20_Text"><text:span text:style-name="T4">To start mysqld at boot </text:span><text:span text:style-name="T3">time</text:span><text:span text:style-name="T4"> you have to copy</text:span></text:p>
        <text:p text:style-name="Preformatted_20_Text"><text:span text:style-name="T4">support</text:span>-files/mysql.server to the right place <text:span text:style-name="T3">for</text:span><text:span text:style-name="T4"> your system</text:span></text:p>
        <text:p text:style-name="Preformatted_20_Text"/>
        <text:p text:style-name="Preformatted_20_Text"><text:span text:style-name="T4">PLEASE REMEMBER TO SET A PASSWORD FOR THE MySQL root USER </text:span>!</text:p>
        <text:p text:style-name="Preformatted_20_Text"><text:span text:style-name="T4">To </text:span><text:span text:style-name="T3">do</text:span> so, start the server, <text:span text:style-name="T3">then</text:span><text:span text:style-name="T4"> issue the following commands:</text:span></text:p>
        <text:p text:style-name="Preformatted_20_Text"/>
        <text:p text:style-name="Preformatted_20_Text">/usr/bin/mysqladmin -u root password <text:span text:style-name="T5">'new-password'</text:span></text:p>
        <text:p text:style-name="Preformatted_20_Text">/usr/bin/mysqladmin -u root -h xiaoluo password <text:span text:style-name="T5">'new-password'</text:span></text:p>
        <text:p text:style-name="Preformatted_20_Text"/>
        <text:p text:style-name="P3">Alternatively you can run:</text:p>
        <text:p text:style-name="Preformatted_20_Text">/usr/bin/<text:span text:style-name="T4">mysql_secure_installation</text:span></text:p>
        <text:p text:style-name="Preformatted_20_Text"/>
        <text:p text:style-name="Preformatted_20_Text"><text:span text:style-name="T3">which</text:span><text:span text:style-name="T4"> will also give you the option of removing the test</text:span></text:p>
        <text:p text:style-name="P3">databases and anonymous user created by default. <text:s/>This is</text:p>
        <text:p text:style-name="Preformatted_20_Text"><text:span text:style-name="T4">strongly recommended </text:span><text:span text:style-name="T3">for</text:span><text:span text:style-name="T4"> production servers.</text:span></text:p>
        <text:p text:style-name="Preformatted_20_Text"/>
        <text:p text:style-name="Preformatted_20_Text"><text:span text:style-name="T4">See the manual </text:span><text:span text:style-name="T3">for</text:span> <text:span text:style-name="T3">more</text:span><text:span text:style-name="T4"> instructions.</text:span></text:p>
        <text:p text:style-name="Preformatted_20_Text"/>
        <text:p text:style-name="P3">You can start the MySQL daemon with:</text:p>
        <text:p text:style-name="Preformatted_20_Text"><text:span text:style-name="T4">cd </text:span>/usr ; /usr/bin/mysqld_safe &amp;</text:p>
        <text:p text:style-name="Preformatted_20_Text"/>
        <text:p text:style-name="Preformatted_20_Text"><text:span text:style-name="T4">You can test the MySQL daemon with mysql</text:span>-test-<text:span text:style-name="T4">run.pl</text:span></text:p>
        <text:p text:style-name="Preformatted_20_Text"><text:span text:style-name="T4">cd </text:span>/usr/mysql-test ; <text:span text:style-name="T3">perl</text:span> mysql-test-<text:span text:style-name="T4">run.pl</text:span></text:p>
        <text:p text:style-name="Preformatted_20_Text"/>
        <text:p text:style-name="Preformatted_20_Text"><text:span text:style-name="T4">Please report any problems with the </text:span>/usr/bin/mysqlbug script!</text:p>
        <text:p text:style-name="Preformatted_20_Text"/>
        <text:p text:style-name="P3"><text:s text:c="59"/>[确定]</text:p>
        <text:p text:style-name="P6">正在启动 mysqld： <text:s text:c="43"/>[确定]</text:p>
        <text:p text:style-name="Text_20_body"><draw:frame draw:style-name="fr1" draw:name="图形5" text:anchor-type="as-char" svg:width="0.529cm" svg:height="0.529cm" draw:z-index="4"><draw:image xlink:href="http://common.cnblogs.com/images/copycode.gif" xlink:type="simple" xlink:show="embed" xlink:actuate="onLoad"/><svg:title>复制代码</svg:title></draw:frame></text:p>
        <text:p text:style-name="Text_20_body"> </text:p>
        <text:p text:style-name="Text_20_body">这时我们会看到第一次启动mysql服务器以后会提示非常多的信息，目的就是对mysql数据库进行初始化操作，当我们再次重新启动mysql服务时，就不会提示这么多信息了，如：</text:p>
        <text:p text:style-name="Text_20_body"> </text:p>
        <text:p text:style-name="Preformatted_20_Text">[root@xiaoluo ~<text:span text:style-name="T4">]# </text:span><text:span text:style-name="Strong_20_Emphasis"><text:span text:style-name="T3">service mysqld restart</text:span></text:span></text:p>
        <text:p text:style-name="P3">停止 mysqld： <text:s text:c="44"/>[确定]</text:p>
        <text:p text:style-name="P6">正在启动 mysqld： <text:s text:c="41"/>[确定]</text:p>
        <text:p text:style-name="Text_20_body"><text:soft-page-break/> </text:p>
        <text:p text:style-name="Text_20_body">我们在使用mysql数据库时，都得首先启动mysqld服务，我们可以 通过  <text:span text:style-name="T3">chkconfig --list | grep mysqld</text:span> 命令来查看mysql服务是不是开机自动启动，如：</text:p>
        <text:p text:style-name="Text_20_body"> </text:p>
        <text:p text:style-name="Preformatted_20_Text">[root@xiaoluo ~]# chkconfig --list | <text:span text:style-name="T3">grep</text:span><text:span text:style-name="T4"> mysqld</text:span></text:p>
        <text:p text:style-name="P5"><text:span text:style-name="T4">mysqld <text:s text:c="12"/></text:span><text:span text:style-name="T6">0</text:span>:关闭 <text:s text:c="3"/><text:span text:style-name="T6">1</text:span>:关闭 <text:s text:c="3"/><text:span text:style-name="T6">2</text:span>:关闭 <text:s text:c="3"/><text:span text:style-name="T6">3</text:span>:关闭 <text:s text:c="3"/><text:span text:style-name="T6">4</text:span>:关闭 <text:s text:c="3"/><text:span text:style-name="T6">5</text:span>:关闭 <text:s text:c="3"/><text:span text:style-name="T6">6</text:span>:关闭</text:p>
        <text:p text:style-name="Text_20_body"> </text:p>
        <text:p text:style-name="Text_20_body">我们发现mysqld服务并没有开机自动启动，我们当然可以通过 <text:span text:style-name="T3">chkconfig mysqld on</text:span> 命令来将其设置成开机启动，这样就不用每次都去手动启动了</text:p>
        <text:p text:style-name="Text_20_body"> </text:p>
        <text:p text:style-name="Preformatted_20_Text">[root@xiaoluo ~<text:span text:style-name="T4">]# chkconfig mysqld on</text:span></text:p>
        <text:p text:style-name="Preformatted_20_Text"><text:span text:style-name="T4">[root@xiaoluo </text:span>~]# chkconfig --list | <text:span text:style-name="T3">grep</text:span><text:span text:style-name="T4"> mysql</text:span></text:p>
        <text:p text:style-name="P5"><text:span text:style-name="T4">mysqld <text:s text:c="12"/></text:span><text:span text:style-name="T6">0</text:span>:关闭 <text:s text:c="3"/><text:span text:style-name="T6">1</text:span>:关闭 <text:s text:c="3"/><text:span text:style-name="T6">2</text:span>:启用 <text:s text:c="3"/><text:span text:style-name="T6">3</text:span>:启用 <text:s text:c="3"/><text:span text:style-name="T6">4</text:span>:启用 <text:s text:c="3"/><text:span text:style-name="T6">5</text:span>:启用 <text:s text:c="3"/><text:span text:style-name="T6">6</text:span>:关闭</text:p>
        <text:p text:style-name="Text_20_body"> </text:p>
        <text:p text:style-name="Text_20_body">mysql数据库安装完以后只会有一个root管理员账号，但是此时的root账号还并没有为其设置密码，在第一次启动mysql服务时，会进行数据库的一些初始化工作，在输出的一大串信息中，我们看到有这样一行信息 ：</text:p>
        <text:p text:style-name="Text_20_body"> </text:p>
        <text:p text:style-name="P5"><text:span text:style-name="T3">/usr/bin/mysqladmin -u root password 'new-password'</text:span><text:span text:style-name="T5">　　// 为root账号设置密码</text:span></text:p>
        <text:p text:style-name="Text_20_body"> </text:p>
        <text:p text:style-name="Text_20_body">所以我们可以通过 该命令来给我们的root账号设置密码(<text:span text:style-name="Strong_20_Emphasis">注意</text:span>：<text:span text:style-name="T3">这个root账号是mysql的root账号，非Linux的root账号</text:span>)</text:p>
        <text:p text:style-name="Text_20_body"> </text:p>
        <text:p text:style-name="P5">[root@xiaoluo ~]# <text:span text:style-name="Strong_20_Emphasis"><text:span text:style-name="T3">mysqladmin -u root password</text:span></text:span><text:span text:style-name="T3"> </text:span><text:span text:style-name="T5">'root'　　// 通过该命令给root账号设置密码为 root</text:span></text:p>
        <text:p text:style-name="Text_20_body"> </text:p>
        <text:p text:style-name="Text_20_body">此时我们就可以通过<text:span text:style-name="T3"> mysql -u root -p</text:span> 命令来登录我们的mysql数据库了</text:p>
        <text:p text:style-name="Text_20_body"> </text:p>
        <text:p text:style-name="Text_20_body"><text:soft-page-break/><draw:frame draw:style-name="fr1" draw:name="图形6" text:anchor-type="as-char" svg:width="17.357cm" svg:height="12.753cm" draw:z-index="5"><draw:image xlink:href="http://images.cnitblog.com/blog/432441/201304/07003612-b31a56759e64417c84d85be6dfca5fbb.jpg" xlink:type="simple" xlink:show="embed" xlink:actuate="onLoad"/></draw:frame></text:p>
        <text:p text:style-name="Text_20_body"><text:span text:style-name="Strong_20_Emphasis"><text:span text:style-name="T2">五、</text:span></text:span><text:span text:style-name="Strong_20_Emphasis"><text:span text:style-name="T1">mysql</text:span></text:span><text:span text:style-name="Strong_20_Emphasis"><text:span text:style-name="T2">数据库的主要配置文件</text:span></text:span></text:p>
        <text:p text:style-name="Text_20_body">1.<text:span text:style-name="Strong_20_Emphasis"><text:span text:style-name="T3">/etc/my.cnf</text:span></text:span> 这是mysql的主配置文件</text:p>
        <text:p text:style-name="Text_20_body">我们可以查看一下这个文件的一些信息</text:p>
        <text:p text:style-name="Text_20_body"><draw:frame draw:style-name="fr1" draw:name="图形7" text:anchor-type="as-char" svg:width="0.529cm" svg:height="0.529cm" draw:z-index="6"><draw:image xlink:href="http://common.cnblogs.com/images/copycode.gif" xlink:type="simple" xlink:show="embed" xlink:actuate="onLoad"/><svg:title>复制代码</svg:title></draw:frame></text:p>
        <text:p text:style-name="Preformatted_20_Text">[root@xiaoluo etc]# <text:span text:style-name="T3">ls</text:span><text:span text:style-name="T4"> my.cnf </text:span></text:p>
        <text:p text:style-name="P3">my.cnf</text:p>
        <text:p text:style-name="Preformatted_20_Text"/>
        <text:p text:style-name="Preformatted_20_Text"><text:span text:style-name="T4">[root@xiaoluo etc]# </text:span><text:span text:style-name="T3">cat</text:span><text:span text:style-name="T4"> my.cnf </text:span></text:p>
        <text:p text:style-name="P3">[mysqld]</text:p>
        <text:p text:style-name="Preformatted_20_Text"><text:span text:style-name="T4">datadir</text:span>=/var/lib/<text:span text:style-name="T4">mysql</text:span></text:p>
        <text:p text:style-name="Preformatted_20_Text"><text:span text:style-name="T4">socket</text:span>=/var/lib/mysql/<text:span text:style-name="T4">mysql.sock</text:span></text:p>
        <text:p text:style-name="Preformatted_20_Text"><text:span text:style-name="T4">user</text:span>=<text:span text:style-name="T4">mysql</text:span></text:p>
        <text:p text:style-name="Preformatted_20_Text"><text:span text:style-name="T4"># Disabling symbolic</text:span>-<text:span text:style-name="T4">links is recommended to prevent assorted security risks</text:span></text:p>
        <text:p text:style-name="Preformatted_20_Text"><text:span text:style-name="T4">symbolic</text:span>-links=<text:span text:style-name="T6">0</text:span></text:p>
        <text:p text:style-name="Preformatted_20_Text"/>
        <text:p text:style-name="P3">[mysqld_safe]</text:p>
        <text:p text:style-name="Preformatted_20_Text"><text:span text:style-name="T4">log</text:span>-error=/var/log/<text:span text:style-name="T4">mysqld.log</text:span></text:p>
        <text:p text:style-name="P5"><text:span text:style-name="T4">pid</text:span>-<text:span text:style-name="T3">file</text:span>=/var/run/mysqld/mysqld.pid</text:p>
        <text:p text:style-name="Text_20_body"><draw:frame draw:style-name="fr1" draw:name="图形8" text:anchor-type="as-char" svg:width="0.529cm" svg:height="0.529cm" draw:z-index="7"><draw:image xlink:href="http://common.cnblogs.com/images/copycode.gif" xlink:type="simple" xlink:show="embed" xlink:actuate="onLoad"/><svg:title>复制代码</svg:title></draw:frame></text:p>
        <text:p text:style-name="Text_20_body">2.<text:span text:style-name="Strong_20_Emphasis"><text:span text:style-name="T3">/var/lib/mysql</text:span></text:span>   mysql数据库的数据库文件存放位置</text:p>
        <text:p text:style-name="Text_20_body">我们的mysql数据库的数据库文件通常是存放在了/ver/lib/mysql这个目录下</text:p>
        <text:p text:style-name="Text_20_body"> </text:p>
        <text:p text:style-name="Text_20_body"><text:soft-page-break/><draw:frame draw:style-name="fr1" draw:name="图形9" text:anchor-type="as-char" svg:width="0.529cm" svg:height="0.529cm" draw:z-index="8"><draw:image xlink:href="http://common.cnblogs.com/images/copycode.gif" xlink:type="simple" xlink:show="embed" xlink:actuate="onLoad"/><svg:title>复制代码</svg:title></draw:frame></text:p>
        <text:p text:style-name="Preformatted_20_Text">[root@xiaoluo ~]# cd /var/lib/mysql/</text:p>
        <text:p text:style-name="Preformatted_20_Text"><text:span text:style-name="T4">[root@xiaoluo mysql]# </text:span><text:span text:style-name="T3">ls</text:span> -<text:span text:style-name="T4">l</text:span></text:p>
        <text:p text:style-name="Preformatted_20_Text"><text:span text:style-name="T4">总用量 </text:span><text:span text:style-name="T6">20488</text:span></text:p>
        <text:p text:style-name="Preformatted_20_Text">-rw-rw----. <text:span text:style-name="T6">1</text:span> mysql mysql <text:span text:style-name="T6">10485760</text:span> 4月 <text:s text:c="2"/><text:span text:style-name="T6">6</text:span> <text:span text:style-name="T6">22</text:span>:<text:span text:style-name="T6">01</text:span><text:span text:style-name="T4"> ibdata1</text:span></text:p>
        <text:p text:style-name="Preformatted_20_Text">-rw-rw----. <text:span text:style-name="T6">1</text:span> mysql mysql <text:s/><text:span text:style-name="T6">5242880</text:span> 4月 <text:s text:c="2"/><text:span text:style-name="T6">6</text:span> <text:span text:style-name="T6">22</text:span>:<text:span text:style-name="T6">01</text:span><text:span text:style-name="T4"> ib_logfile0</text:span></text:p>
        <text:p text:style-name="Preformatted_20_Text">-rw-rw----. <text:span text:style-name="T6">1</text:span> mysql mysql <text:s/><text:span text:style-name="T6">5242880</text:span> 4月 <text:s text:c="2"/><text:span text:style-name="T6">6</text:span> <text:span text:style-name="T6">21</text:span>:<text:span text:style-name="T6">59</text:span><text:span text:style-name="T4"> ib_logfile1</text:span></text:p>
        <text:p text:style-name="Preformatted_20_Text"><text:span text:style-name="T4">drwx</text:span>------. <text:span text:style-name="T6">2</text:span> mysql mysql <text:s text:c="4"/><text:span text:style-name="T6">4096</text:span> 4月 <text:s text:c="2"/><text:span text:style-name="T6">6</text:span> <text:span text:style-name="T6">21</text:span>:<text:span text:style-name="T6">59</text:span><text:span text:style-name="T3"> mysql　　// 这两个是mysql数据库安装时默认的两个数据库文件</text:span></text:p>
        <text:p text:style-name="Preformatted_20_Text"><text:span text:style-name="T4">srwxrwxrwx. </text:span><text:span text:style-name="T6">1</text:span> mysql mysql <text:s text:c="7"/><text:span text:style-name="T6">0</text:span> 4月 <text:s text:c="2"/><text:span text:style-name="T6">6</text:span> <text:span text:style-name="T6">22</text:span>:<text:span text:style-name="T6">01</text:span><text:span text:style-name="T4"> mysql.sock</text:span></text:p>
        <text:p text:style-name="P5"><text:span text:style-name="T4">drwx</text:span>------. <text:span text:style-name="T6">2</text:span> mysql mysql <text:s text:c="4"/><text:span text:style-name="T6">4096</text:span> 4月 <text:s text:c="2"/><text:span text:style-name="T6">6</text:span> <text:span text:style-name="T6">21</text:span>:<text:span text:style-name="T6">59</text:span> <text:span text:style-name="T3">test　　// 这两个是mysql数据库安装时默认的两个数据库文件</text:span></text:p>
        <text:p text:style-name="Text_20_body"><draw:frame draw:style-name="fr1" draw:name="图形10" text:anchor-type="as-char" svg:width="0.529cm" svg:height="0.529cm" draw:z-index="9"><draw:image xlink:href="http://common.cnblogs.com/images/copycode.gif" xlink:type="simple" xlink:show="embed" xlink:actuate="onLoad"/><svg:title>复制代码</svg:title></draw:frame></text:p>
        <text:p text:style-name="Text_20_body"> </text:p>
        <text:p text:style-name="Text_20_body">我们可以自己创建一个数据库，来验证一下该数据库文件的存放位置</text:p>
        <text:p text:style-name="Text_20_body"> </text:p>
        <text:p text:style-name="Text_20_body"><draw:frame draw:style-name="fr1" draw:name="图形11" text:anchor-type="as-char" svg:width="0.529cm" svg:height="0.529cm" draw:z-index="10"><draw:image xlink:href="http://common.cnblogs.com/images/copycode.gif" xlink:type="simple" xlink:show="embed" xlink:actuate="onLoad"/><svg:title>复制代码</svg:title></draw:frame></text:p>
        <text:p text:style-name="P4">创建一个我们自己的数据库：</text:p>
        <text:p text:style-name="Preformatted_20_Text"><text:span text:style-name="T4">mysql</text:span>&gt;<text:span text:style-name="T4"> create database xiaoluo;</text:span></text:p>
        <text:p text:style-name="Preformatted_20_Text"><text:span text:style-name="T4">Query OK, </text:span><text:span text:style-name="T6">1</text:span> row affected (<text:span text:style-name="T6">0.00</text:span><text:span text:style-name="T4"> sec)</text:span></text:p>
        <text:p text:style-name="Preformatted_20_Text"/>
        <text:p text:style-name="Preformatted_20_Text"><text:span text:style-name="T4">[root@xiaoluo mysql]# </text:span><text:span text:style-name="T3">ls</text:span> -<text:span text:style-name="T4">l</text:span></text:p>
        <text:p text:style-name="Preformatted_20_Text"><text:span text:style-name="T4">总用量 </text:span><text:span text:style-name="T6">20492</text:span></text:p>
        <text:p text:style-name="Preformatted_20_Text">-rw-rw----. <text:span text:style-name="T6">1</text:span> mysql mysql <text:span text:style-name="T6">10485760</text:span> 4月 <text:s text:c="2"/><text:span text:style-name="T6">6</text:span> <text:span text:style-name="T6">22</text:span>:<text:span text:style-name="T6">01</text:span><text:span text:style-name="T4"> ibdata1</text:span></text:p>
        <text:p text:style-name="Preformatted_20_Text">-rw-rw----. <text:span text:style-name="T6">1</text:span> mysql mysql <text:s/><text:span text:style-name="T6">5242880</text:span> 4月 <text:s text:c="2"/><text:span text:style-name="T6">6</text:span> <text:span text:style-name="T6">22</text:span>:<text:span text:style-name="T6">01</text:span><text:span text:style-name="T4"> ib_logfile0</text:span></text:p>
        <text:p text:style-name="Preformatted_20_Text">-rw-rw----. <text:span text:style-name="T6">1</text:span> mysql mysql <text:s/><text:span text:style-name="T6">5242880</text:span> 4月 <text:s text:c="2"/><text:span text:style-name="T6">6</text:span> <text:span text:style-name="T6">21</text:span>:<text:span text:style-name="T6">59</text:span><text:span text:style-name="T4"> ib_logfile1</text:span></text:p>
        <text:p text:style-name="Preformatted_20_Text"><text:span text:style-name="T4">drwx</text:span>------. <text:span text:style-name="T6">2</text:span> mysql mysql <text:s text:c="4"/><text:span text:style-name="T6">4096</text:span> 4月 <text:s text:c="2"/><text:span text:style-name="T6">6</text:span> <text:span text:style-name="T6">21</text:span>:<text:span text:style-name="T6">59</text:span><text:span text:style-name="T4"> mysql</text:span></text:p>
        <text:p text:style-name="Preformatted_20_Text"><text:span text:style-name="T4">srwxrwxrwx. </text:span><text:span text:style-name="T6">1</text:span> mysql mysql <text:s text:c="7"/><text:span text:style-name="T6">0</text:span> 4月 <text:s text:c="2"/><text:span text:style-name="T6">6</text:span> <text:span text:style-name="T6">22</text:span>:<text:span text:style-name="T6">01</text:span><text:span text:style-name="T4"> mysql.sock</text:span></text:p>
        <text:p text:style-name="Preformatted_20_Text"><text:span text:style-name="T4">drwx</text:span>------. <text:span text:style-name="T6">2</text:span> mysql mysql <text:s text:c="4"/><text:span text:style-name="T6">4096</text:span> 4月 <text:s text:c="2"/><text:span text:style-name="T6">6</text:span> <text:span text:style-name="T6">21</text:span>:<text:span text:style-name="T6">59</text:span><text:span text:style-name="T4"> test</text:span></text:p>
        <text:p text:style-name="Preformatted_20_Text"><text:span text:style-name="T4">drwx</text:span>------. <text:span text:style-name="T6">2</text:span> mysql mysql <text:s text:c="4"/><text:span text:style-name="T6">4096</text:span> 4月 <text:s text:c="2"/><text:span text:style-name="T6">6</text:span> <text:span text:style-name="T6">22</text:span>:<text:span text:style-name="T6">15</text:span><text:span text:style-name="T3"> xiaoluo　　// 这个就是我们刚自己创建的xiaoluo数据库</text:span></text:p>
        <text:p text:style-name="Preformatted_20_Text"><text:span text:style-name="T4">[root@xiaoluo mysql]# cd xiaoluo</text:span>/</text:p>
        <text:p text:style-name="Preformatted_20_Text"><text:span text:style-name="T4">[root@xiaoluo xiaoluo]# </text:span><text:span text:style-name="T3">ls</text:span></text:p>
        <text:p text:style-name="P6">db.opt</text:p>
        <text:p text:style-name="Text_20_body"><draw:frame draw:style-name="fr1" draw:name="图形12" text:anchor-type="as-char" svg:width="0.529cm" svg:height="0.529cm" draw:z-index="11"><draw:image xlink:href="http://common.cnblogs.com/images/copycode.gif" xlink:type="simple" xlink:show="embed" xlink:actuate="onLoad"/><svg:title>复制代码</svg:title></draw:frame></text:p>
        <text:p text:style-name="Text_20_body">3.<text:span text:style-name="Strong_20_Emphasis"><text:span text:style-name="T3">/var/log</text:span></text:span> mysql数据库的日志输出存放位置</text:p>
        <text:p text:style-name="Text_20_body">我们的mysql数据库的一些日志输出存放位置都是在/var/log这个目录下</text:p>
        <text:p text:style-name="Text_20_body"><draw:frame draw:style-name="fr1" draw:name="图形13" text:anchor-type="as-char" svg:width="0.529cm" svg:height="0.529cm" draw:z-index="12"><draw:image xlink:href="http://common.cnblogs.com/images/copycode.gif" xlink:type="simple" xlink:show="embed" xlink:actuate="onLoad"/><svg:title>复制代码</svg:title></draw:frame></text:p>
        <text:p text:style-name="P3">[root@xiaoluo xiaoluo]# cd </text:p>
        <text:p text:style-name="Preformatted_20_Text"><text:span text:style-name="T4">[root@xiaoluo </text:span>~]# cd /var/<text:span text:style-name="T4">log</text:span></text:p>
        <text:p text:style-name="Preformatted_20_Text"><text:span text:style-name="T4">[root@xiaoluo log]# </text:span><text:span text:style-name="T3">ls</text:span></text:p>
        <text:p text:style-name="Preformatted_20_Text"><text:span text:style-name="T4">amanda <text:s text:c="15"/>cron <text:s text:c="10"/>maillog</text:span>-<text:span text:style-name="T6">20130331</text:span> <text:s text:c="2"/>spice-<text:span text:style-name="T4">vdagent.log</text:span></text:p>
        <text:p text:style-name="Preformatted_20_Text"><text:span text:style-name="T4">anaconda.ifcfg.log <text:s text:c="3"/>cron</text:span>-<text:span text:style-name="T6">20130331</text:span><text:span text:style-name="T4"> <text:s/>mcelog <text:s text:c="12"/>spooler</text:span></text:p>
        <text:p text:style-name="Preformatted_20_Text"><text:span text:style-name="T4">anaconda.log <text:s text:c="9"/>cups <text:s text:c="10"/>messages <text:s text:c="10"/>spooler</text:span>-<text:span text:style-name="T6">20130331</text:span></text:p>
        <text:p text:style-name="Preformatted_20_Text"><text:span text:style-name="T4">anaconda.program.log <text:s/>dirsrv <text:s text:c="8"/>messages</text:span>-<text:span text:style-name="T6">20130331</text:span><text:span text:style-name="T4"> <text:s/>sssd</text:span></text:p>
        <text:p text:style-name="Preformatted_20_Text"><text:span text:style-name="T4">anaconda.storage.log <text:s/>dmesg <text:s text:c="9"/></text:span><text:span text:style-name="Strong_20_Emphasis"><text:span text:style-name="T3">mysqld.log</text:span></text:span><text:span text:style-name="T4"> <text:s text:c="8"/>tallylog</text:span></text:p>
        <text:p text:style-name="P3">anaconda.syslog <text:s text:c="6"/>dmesg.old <text:s text:c="5"/>ntpstats <text:s text:c="10"/>tomcat6</text:p>
        <text:p text:style-name="P3"><text:soft-page-break/>anaconda.xlog <text:s text:c="8"/>dracut.log <text:s text:c="4"/>piranha <text:s text:c="11"/>wpa_supplicant.log</text:p>
        <text:p text:style-name="Preformatted_20_Text"><text:span text:style-name="T4">anaconda.</text:span><text:span text:style-name="T3">yum</text:span>.log <text:s text:c="5"/>gdm <text:s text:c="11"/>pm-<text:span text:style-name="T4">powersave.log <text:s text:c="2"/>wtmp</text:span></text:p>
        <text:p text:style-name="Preformatted_20_Text"><text:span text:style-name="T4">audit <text:s text:c="16"/>httpd <text:s text:c="9"/>ppp <text:s text:c="15"/>Xorg.</text:span><text:span text:style-name="T6">0</text:span><text:span text:style-name="T4">.log</text:span></text:p>
        <text:p text:style-name="Preformatted_20_Text"><text:span text:style-name="T4">boot.log <text:s text:c="13"/>ibacm.log <text:s text:c="5"/>prelink <text:s text:c="11"/>Xorg.</text:span><text:span text:style-name="T6">0</text:span><text:span text:style-name="T4">.log.old</text:span></text:p>
        <text:p text:style-name="Preformatted_20_Text"><text:span text:style-name="T4">btmp <text:s text:c="17"/>lastlog <text:s text:c="7"/>sa <text:s text:c="16"/>Xorg.</text:span><text:span text:style-name="T6">1</text:span><text:span text:style-name="T4">.log</text:span></text:p>
        <text:p text:style-name="Preformatted_20_Text"><text:span text:style-name="T4">btmp</text:span>-<text:span text:style-name="T6">20130401</text:span> <text:s text:c="8"/>libvirt <text:s text:c="7"/>samba <text:s text:c="13"/>Xorg.<text:span text:style-name="T6">2</text:span><text:span text:style-name="T4">.log</text:span></text:p>
        <text:p text:style-name="Preformatted_20_Text"><text:span text:style-name="T4">cluster <text:s text:c="14"/>luci <text:s text:c="10"/>secure <text:s text:c="12"/>Xorg.</text:span><text:span text:style-name="T6">9</text:span><text:span text:style-name="T4">.log</text:span></text:p>
        <text:p text:style-name="P5"><text:span text:style-name="T4">ConsoleKit <text:s text:c="11"/>maillog <text:s text:c="7"/>secure</text:span>-<text:span text:style-name="T6">20130331</text:span> <text:s text:c="3"/><text:span text:style-name="T3">yum</text:span>.log</text:p>
        <text:p text:style-name="Text_20_body"><draw:frame draw:style-name="fr1" draw:name="图形14" text:anchor-type="as-char" svg:width="0.529cm" svg:height="0.529cm" draw:z-index="13"><draw:image xlink:href="http://common.cnblogs.com/images/copycode.gif" xlink:type="simple" xlink:show="embed" xlink:actuate="onLoad"/><svg:title>复制代码</svg:title></draw:frame></text:p>
        <text:p text:style-name="Text_20_body"> </text:p>
        <text:p text:style-name="Text_20_body">其中mysqld.log 这个文件就是我们存放我们跟mysql数据库进行操作而产生的一些日志信息，通过查看该日志文件，我们可以从中获得很多信息</text:p>
        <text:p text:style-name="Text_20_body"> </text:p>
        <text:p text:style-name="Text_20_body">因为我们的mysql数据库是可以通过网络访问的，并不是一个单机版数据库，其中使用的协议是 tcp/ip 协议，我们都知道mysql数据库绑定的端口号是 3306 ，所以我们可以通过 <text:span text:style-name="T3">netstat -anp</text:span> 命令来查看一下，Linux系统是否在监听 3306 这个端口号：</text:p>
        <text:p text:style-name="Text_20_body"><draw:frame draw:style-name="fr1" draw:name="图形15" text:anchor-type="as-char" svg:width="1.997cm" svg:height="0.998cm" draw:z-index="14"><draw:image xlink:href="http://images.cnitblog.com/blog/432441/201304/07004518-a8b1e585e3e546c1a068d2a38d37b535.jpg" xlink:type="simple" xlink:show="embed" xlink:actuate="onLoad"/></draw:frame></text:p>
        <text:p text:style-name="Text_20_body">结果如上所示，Linux系统监听的3306端口号就是我们的mysql数据库！！！！</text:p>
        <text:p text:style-name="Text_20_body"> </text:p>
        <text:p text:style-name="Text_20_body">本篇随笔详细记录了在CentOS6.4下通过yum安装mysql数据库以及对数据库进行基本配置，在后续的Linux学习中将会坚持记录自己的心得以及体会！！！！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 PL UMing CN" fo:font-family="'AR PL UMing C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 </meta:initial-creator>
    <meta:creation-date>2015-06-24T16:01:09.486280128</meta:creation-date>
    <dc:date>2015-06-24T16:02:38.338750485</dc:date>
    <dc:creator>Dell </dc:creator>
    <meta:editing-duration>P0D</meta:editing-duration>
    <meta:editing-cycles>1</meta:editing-cycles>
    <meta:document-statistic meta:table-count="0" meta:image-count="15" meta:object-count="0" meta:page-count="8" meta:paragraph-count="183" meta:word-count="2638" meta:character-count="7433" meta:non-whitespace-character-count="6181"/>
    <meta:generator>LibreOffice/4.1.3.2$Linux_X86_64 LibreOffice_project/410m0$Build-2</meta:generator>
  </office:meta>
</office:document-meta>
</file>